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officeooo:rsid="0013a35f" officeooo:paragraph-rsid="0013a35f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officeooo:rsid="0013a35f" officeooo:paragraph-rsid="0013a35f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E</text:p>
      <text:p text:style-name="P1"/>
      <text:p text:style-name="P2">Idées : Reprendre le concept d’un C’est pas sorc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8:40:09.132000000</meta:creation-date>
    <dc:date>2019-02-27T08:41:09.101000000</dc:date>
    <meta:editing-duration>PT1M</meta:editing-duration>
    <meta:editing-cycles>1</meta:editing-cycles>
    <meta:document-statistic meta:table-count="0" meta:image-count="0" meta:object-count="0" meta:page-count="1" meta:paragraph-count="2" meta:word-count="10" meta:character-count="54" meta:non-whitespace-character-count="46"/>
    <meta:generator>LibreOffice/5.4.7.2$Windows_x86 LibreOffice_project/c838ef25c16710f8838b1faec480ebba495259d0</meta:generator>
  </office:meta>
</office:document-meta>
</file>